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5af3" officeooo:paragraph-rsid="00185af3"/>
    </style:style>
    <style:style style:name="P2" style:family="paragraph" style:parent-style-name="Standard">
      <style:text-properties officeooo:rsid="00185af3" officeooo:paragraph-rsid="001a3ffc"/>
    </style:style>
    <style:style style:name="P3" style:family="paragraph" style:parent-style-name="Standard">
      <style:text-properties officeooo:rsid="001a3ffc" officeooo:paragraph-rsid="001a3ffc"/>
    </style:style>
    <style:style style:name="P4" style:family="paragraph" style:parent-style-name="Standard" style:list-style-name="L2">
      <style:text-properties officeooo:rsid="001a3ffc" officeooo:paragraph-rsid="001a3ffc"/>
    </style:style>
    <style:style style:name="P5" style:family="paragraph" style:parent-style-name="Standard" style:list-style-name="L1">
      <style:text-properties officeooo:rsid="001867fc" officeooo:paragraph-rsid="001a3ffc"/>
    </style:style>
    <style:style style:name="P6" style:family="paragraph" style:parent-style-name="Standard" style:list-style-name="L2">
      <style:text-properties officeooo:paragraph-rsid="001a3ffc"/>
    </style:style>
    <style:style style:name="P7" style:family="paragraph" style:parent-style-name="Standard">
      <style:text-properties officeooo:rsid="001bd073" officeooo:paragraph-rsid="001bd073"/>
    </style:style>
    <style:style style:name="P8" style:family="paragraph" style:parent-style-name="Standard">
      <style:text-properties officeooo:rsid="001d0016" officeooo:paragraph-rsid="001d0016"/>
    </style:style>
    <style:style style:name="T1" style:family="text">
      <style:text-properties officeooo:rsid="00185af3"/>
    </style:style>
    <style:style style:name="T2" style:family="text">
      <style:text-properties officeooo:rsid="001a3ffc"/>
    </style:style>
    <style:style style:name="T3" style:family="text">
      <style:text-properties fo:language="en" fo:country="US"/>
    </style:style>
    <style:style style:name="T4" style:family="text">
      <style:text-properties officeooo:rsid="001bd07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le premier jour</text:p>
      <text:p text:style-name="P1"/>
      <text:p text:style-name="P1">Elèves placé•e•s par ordre alphabétique.</text:p>
      <text:p text:style-name="P1">Ma présentation courte</text:p>
      <text:p text:style-name="P2">Présentation de l’organisation : </text:p>
      <text:list xml:id="list1242420243" text:style-name="L2">
        <text:list-item>
          <text:p text:style-name="P6"><text:span text:style-name="T1">un cahier d’exercice et un cahier de leçons qu’il faudra amener à chaque cours</text:span></text:p>
        </text:list-item>
        <text:list-item>
          <text:p text:style-name="P4">en cas d’absence, il faut rattraper ce qui a été fait : tout est déposé chaque jour sur l’ENT</text:p>
        </text:list-item>
        <text:list-item>
          <text:p text:style-name="P6"><text:span text:style-name="T1">des devoirs entre chaque séance</text:span></text:p>
        </text:list-item>
        <text:list-item>
          <text:p text:style-name="P6"><text:span text:style-name="T1">des évaluations régulières où je les préviens au moins une semaine à l’avance</text:span></text:p>
        </text:list-item>
        <text:list-item>
          <text:p text:style-name="P6"><text:span text:style-name="T1">évaluation de la participation pour la co</text:span><text:span text:style-name="T2">r</text:span><text:span text:style-name="T1">rection des devoirs </text:span><text:span text:style-name="T2">en début d’heure</text:span></text:p>
        </text:list-item>
      </text:list>
      <text:p text:style-name="P3">Explication des règles d’or de vie de classe :</text:p>
      <text:list text:style-name="L1">
        <text:list-item>
          <text:p text:style-name="P5">On dit bonjour en rentrant en classe.</text:p>
        </text:list-item>
        <text:list-item>
          <text:p text:style-name="P5">On s’écoute les uns les autres.</text:p>
        </text:list-item>
        <text:list-item>
          <text:p text:style-name="P5">On lève la main avant de poser ou de répondre à une question.</text:p>
        </text:list-item>
        <text:list-item>
          <text:p text:style-name="P5">On demande l’autorisation pour se <text:span text:style-name="T3">lever, se</text:span> déplacer, lever/baisser les stores.</text:p>
        </text:list-item>
      </text:list>
      <text:p text:style-name="P7">Présentation des croix de comportement / travail : au bout de trois croix l’élève obtient une heure de retenue. Si quelque chose de « grave » est fait (comme insulte, violence physique), l’heure de retenue est donnée immédiatement avec rédaction d’un rapport. Leur expliquer qu’ils ont tout intérêt à avoir le moins de rapport possible dans leur dossier.</text:p>
      <text:p text:style-name="P3">Distribution de la page de garde <text:span text:style-name="T4">+ iels la complètent comme iels le souhaitent</text:span></text:p>
      <text:p text:style-name="P8">Si temps, début de la première séquenc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4:22:48.428000000</meta:creation-date>
    <dc:date>2024-08-27T14:35:05.955000000</dc:date>
    <meta:editing-duration>PT12M16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7" meta:word-count="213" meta:character-count="1206" meta:non-whitespace-character-count="1018"/>
  </office:meta>
</office:document-meta>
</file>